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1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4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8c0c" officeooo:paragraph-rsid="07265257" style:letter-kerning="true" style:font-size-asian="12pt" style:font-style-asian="italic" style:font-weight-asian="normal" style:font-name-complex="David CLM" style:font-size-complex="12pt" style:text-emphasize="none"/>
    </style:style>
    <style:style style:name="P5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fb83" officeooo:paragraph-rsid="0717fb83" style:letter-kerning="true" style:font-size-asian="12pt" style:font-style-asian="italic" style:font-weight-asian="normal" style:font-name-complex="David CLM" style:font-size-complex="12pt" style:text-emphasize="none"/>
    </style:style>
    <style:style style:name="P6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font-style="italic" fo:text-shadow="none" style:text-underline-style="none" fo:font-weight="normal" officeooo:rsid="0752805d" officeooo:paragraph-rsid="0752805d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P7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font-style="italic" fo:text-shadow="none" style:text-underline-style="none" fo:font-weight="normal" officeooo:rsid="0752805d" officeooo:paragraph-rsid="0755d3f0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P8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d1868" officeooo:paragraph-rsid="071d1868" style:letter-kerning="true" style:font-size-asian="12pt" style:font-style-asian="italic" style:font-weight-asian="normal" style:font-name-complex="David CLM" style:font-size-complex="12pt" style:text-emphasize="none"/>
    </style:style>
    <style:style style:name="P9" style:family="paragraph" style:parent-style-name="Text_20_body">
      <style:paragraph-properties fo:margin-top="0.1173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2d525" officeooo:paragraph-rsid="07281164" style:letter-kerning="true" style:font-size-asian="12pt" style:font-style-asian="italic" style:font-weight-asian="normal" style:font-name-complex="David CLM" style:font-size-complex="12pt" style:text-emphasize="none"/>
    </style:style>
    <style:style style:name="P10" style:family="paragraph" style:parent-style-name="Text_20_body">
      <style:paragraph-properties fo:margin-top="0.1173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81164" officeooo:paragraph-rsid="07281164" style:letter-kerning="true" style:font-size-asian="12pt" style:font-style-asian="italic" style:font-weight-asian="normal" style:font-name-complex="David CLM" style:font-size-complex="12pt" style:text-emphasize="none"/>
    </style:style>
    <style:style style:name="P11" style:family="paragraph" style:parent-style-name="Heading_20_2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font-name="David CLM" style:font-name-complex="David CLM"/>
    </style:style>
    <style:style style:name="P12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710bb0a" officeooo:paragraph-rsid="0710bb0a" style:font-name-complex="David CLM"/>
    </style:style>
    <style:style style:name="P13" style:family="paragraph" style:parent-style-name="Text_20_body" style:list-style-name="L1">
      <style:paragraph-properties fo:margin-top="0.0398in" fo:margin-bottom="0.0398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78c0c" officeooo:paragraph-rsid="07178c0c" style:letter-kerning="true" style:font-size-asian="12pt" style:font-style-asian="italic" style:font-weight-asian="normal" style:font-name-complex="David CLM" style:font-size-complex="12pt" style:text-emphasize="none"/>
    </style:style>
    <style:style style:name="P14" style:family="paragraph" style:parent-style-name="Text_20_body" style:list-style-name="L1">
      <style:paragraph-properties fo:margin-top="0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8c0c" officeooo:paragraph-rsid="07178c0c" style:letter-kerning="true" style:font-size-asian="12pt" style:font-style-asian="italic" style:font-weight-asian="normal" style:font-name-complex="David CLM" style:font-size-complex="12pt" style:text-emphasize="none"/>
    </style:style>
    <style:style style:name="P15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52805d" officeooo:paragraph-rsid="075dfd42" style:letter-kerning="true" style:font-size-asian="12pt" style:font-style-asian="italic" style:font-weight-asian="normal" style:font-name-complex="David CLM" style:font-size-complex="12pt" style:text-emphasize="none"/>
    </style:style>
    <style:style style:name="T1" style:family="text">
      <style:text-properties style:text-position="9% 100%"/>
    </style:style>
    <style:style style:name="T2" style:family="text">
      <style:text-properties style:text-position="9% 100%" fo:font-weight="bold" officeooo:rsid="0714aa1b" style:font-weight-asian="bold" style:font-weight-complex="bold"/>
    </style:style>
    <style:style style:name="T3" style:family="text">
      <style:text-properties style:text-position="9% 100%" fo:font-weight="bold" officeooo:rsid="07133666" style:font-weight-asian="bold" style:font-weight-complex="bold"/>
    </style:style>
    <style:style style:name="T4" style:family="text">
      <style:text-properties style:text-position="9% 100%" fo:language="en" fo:country="US"/>
    </style:style>
    <style:style style:name="T5" style:family="text">
      <style:text-properties style:text-position="9% 100%" fo:language="en" fo:country="US" officeooo:rsid="07163647"/>
    </style:style>
    <style:style style:name="T6" style:family="text">
      <style:text-properties style:text-position="9% 100%" fo:language="en" fo:country="US" officeooo:rsid="0717a53e"/>
    </style:style>
    <style:style style:name="T7" style:family="text">
      <style:text-properties style:text-position="9% 100%" fo:language="en" fo:country="US" officeooo:rsid="0717fb83"/>
    </style:style>
    <style:style style:name="T8" style:family="text">
      <style:text-properties style:text-position="9% 100%" fo:language="en" fo:country="US" officeooo:rsid="07230666"/>
    </style:style>
    <style:style style:name="T9" style:family="text">
      <style:text-properties style:text-position="9% 100%" fo:language="en" fo:country="US" officeooo:rsid="07230666" style:font-style-complex="italic"/>
    </style:style>
    <style:style style:name="T10" style:family="text">
      <style:text-properties style:text-position="9% 100%" fo:language="en" fo:country="US" officeooo:rsid="07178c0c"/>
    </style:style>
    <style:style style:name="T11" style:family="text">
      <style:text-properties style:text-position="9% 100%" fo:language="en" fo:country="US" officeooo:rsid="0728efe4"/>
    </style:style>
    <style:style style:name="T12" style:family="text">
      <style:text-properties style:text-position="9% 100%" fo:language="en" fo:country="US" officeooo:rsid="072eb447"/>
    </style:style>
    <style:style style:name="T13" style:family="text">
      <style:text-properties style:text-position="9% 100%" fo:language="en" fo:country="US" officeooo:rsid="0730559f"/>
    </style:style>
    <style:style style:name="T14" style:family="text">
      <style:text-properties style:text-position="9% 100%" fo:language="en" fo:country="US" officeooo:rsid="07321d45"/>
    </style:style>
    <style:style style:name="T15" style:family="text">
      <style:text-properties style:text-position="9% 100%" fo:language="en" fo:country="US" officeooo:rsid="0733ab4e"/>
    </style:style>
    <style:style style:name="T16" style:family="text">
      <style:text-properties style:text-position="9% 100%" fo:language="en" fo:country="US" officeooo:rsid="07133666"/>
    </style:style>
    <style:style style:name="T17" style:family="text">
      <style:text-properties style:text-position="9% 100%" fo:language="en" fo:country="US" officeooo:rsid="07543f02"/>
    </style:style>
    <style:style style:name="T18" style:family="text">
      <style:text-properties style:text-position="9% 100%" fo:language="en" fo:country="US" officeooo:rsid="075bfdb6"/>
    </style:style>
    <style:style style:name="T19" style:family="text">
      <style:text-properties style:text-position="9% 100%" officeooo:rsid="0714aa1b"/>
    </style:style>
    <style:style style:name="T20" style:family="text">
      <style:text-properties style:text-position="9% 100%" officeooo:rsid="07133666"/>
    </style:style>
    <style:style style:name="T21" style:family="text">
      <style:text-properties officeooo:rsid="0714aa1b"/>
    </style:style>
    <style:style style:name="T22" style:family="text">
      <style:text-properties officeooo:rsid="0754d947"/>
    </style:style>
    <style:style style:name="T23" style:family="text">
      <style:text-properties officeooo:rsid="0755d3f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תקצ<text:span text:style-name="T21">ו</text:span>ב השתתפותי</text:h>
      <text:p text:style-name="P6">בימי התנ"ך, לפני שהיה מלך בישראל, השימוש בכספי המיסים היה נתון לבחירתם של האזרחים. כל אדם מישראל היה חייב לתת תרומה מהיבול לכהן, אבל יכל להחליט בעצמו לאיזה כהן לתת; כל אדם מישראל היה חייב לתת מעשר מהיבול ללוי, אבל יכל להחליט בעצמו לאיזה לוי לתת; כל אדם מישראל היה חייב לתת צדקה לעניים, אבל יכל להחליט בעצמו לאיזה עניים לתת.</text:p>
      <text:p text:style-name="P7">מאז עברו הרבה שנים, ובימינו הקשר בין המיסים שאנחנו משלמים לבין מה שהממשלה/העירייה עושה בהם הוא די רופף. יש תקציב, והתקציב אמור לקבל רוב קולות בכנסת, אבל לאזרח הפשוט כמעט ואין אפשרות להשפיע על סעיפים מסויימים בתקציב. <text:span text:style-name="T22">הדיונים על התקציב סוערים ביותר </text:span><text:span text:style-name="T23">ומעוררים מחלוקות קשות ואף שנאה בין מגזרים שונים, כאשר </text:span><text:span text:style-name="T22">מגזרים רבים טוענים שהם לא קיבלו את התקציב המגיע להם.</text:span></text:p>
      <text:p text:style-name="P6">בשנים האחרונות ישנם ניסיונות לשנות את המצב – בינתיים רק ברמה העירונית.</text:p>
      <text:p text:style-name="P15"><text:span text:style-name="T3">ת</text:span><text:span text:style-name="T2">ִּ</text:span><text:span text:style-name="T3">ק</text:span><text:span text:style-name="T2">ְ</text:span><text:span text:style-name="T3">צ</text:span><text:span text:style-name="T2">וּ</text:span><text:span text:style-name="T3">ב השתתפותי</text:span><text:span text:style-name="T20"> </text:span><text:span text:style-name="T19">(participatory budgeting) </text:span><text:span text:style-name="T20">הוא תהליך שבו האזרחים משתתפים </text:span><text:span text:style-name="T1">באופן פעיל בקביעת סעיפי </text:span><text:span text:style-name="T16">התקציב. <text:s/></text:span><text:span text:style-name="T5">התהליך בוצע לראשונה במספר ערים בברזיל לפני כ-30 שנה, והתפשט מאז לאלפי ערים נוספות ברחבי העולם. הרעיון הוא, שהעירייה מקדישה </text:span><text:span text:style-name="T13">סכום-כסף מסויים מהתקציב </text:span><text:span text:style-name="T5">העירוני לכמה פרוייקטים שהיא שוקלת לבצע, אבל במקום שחברי מועצת העיר יחליטו מה לבצע ומה לא – הם מאפשרים לאזרחים לבחור. כל אזרח מקבל בקלפי רשימה של פריטי-התקציב העומדים להצבעה, עם תיאור של כל פריט והעלות של כל פריט. כל אזרח מצביע בעד פריט אחד או יותר שהוא תומך בו. בהתאם להצבעות, בוחרים תת-קבוצה של הפריטים, שהעלות הכוללת שלהם קטנה או שווה </text:span><text:span text:style-name="T14">מהסכום הקצוב</text:span><text:span text:style-name="T5">. <text:s/></text:span><text:span text:style-name="T18">איטליה היא (כנראה) המדינה הראשונה המממשת רעיון דומה ברמה הארצית: כל אזרח יכול להקדיש 0.5% מתשלומי המס השנתיים שלו לארגון-צדקה כלשהו לפי בחירתו. </text:span></text:p>
      <text:p text:style-name="P9"><text:span text:style-name="T5">הרעיון מאד יפה, ויש מקום לקוות שהוא יגיע גם לישראל – בשלב ראשון ליישובים קטנים ובשלב הבא לערים גדולות יותר, ואולי מתישהו גם לתקציב הממשלתי. <text:s/></text:span><text:span text:style-name="T8">אבל יש בו כמה בעיות המונעות ממנו להתקבל באופן נרחב יותר, ואחת הבעיות העיקריות היא </text:span><text:span text:style-name="T9">בעיית ההגינות</text:span><text:span text:style-name="T8">. </text:span></text:p>
      <text:p text:style-name="P10"><text:span text:style-name="T8">כ</text:span><text:span text:style-name="T4">די להסביר את הבעיה, נסביר קודם </text:span><text:span text:style-name="T5">א</text:span><text:span text:style-name="T10">יך בדיוק </text:span><text:span text:style-name="T17">בוחרים </text:span><text:span text:style-name="T10">את הפריטים לביצוע. האלגוריתם המקובל כיום הוא:</text:span></text:p>
      <text:list xml:id="list2860105759" text:style-name="L1">
        <text:list-item>
          <text:p text:style-name="P13">מסדרים את הפריטים בסדר יורד של מספר הקולות שקיבלו;</text:p>
        </text:list-item>
        <text:list-item>
          <text:p text:style-name="P14"><text:span text:style-name="T4">בוחרים פריטים לפי הסדר, עד </text:span><text:span text:style-name="T12">שמגיעים </text:span><text:span text:style-name="T14">לסכום הקצוב</text:span><text:span text:style-name="T4">.</text:span></text:p>
        </text:list-item>
      </text:list>
      <text:p text:style-name="P4"><text:span text:style-name="T5">זה מאד דומה לאלגוריתם חמדני לפתרון בעיית התרמיל (knapsack), כאשר ה"ערך" של כל </text:span><text:span text:style-name="T6">פריט </text:span><text:span text:style-name="T5">הוא מספר האנשים התומכים בו, </text:span><text:span text:style-name="T6">וה"משקל" של כל פריט הוא העלות שלו</text:span><text:span text:style-name="T5">. <text:s text:c="2"/></text:span><text:span text:style-name="T7">כבר למדנו שהאלגוריתם החמדני הוא לא אופטימלי, אבל </text:span><text:span text:style-name="T11">לא זו </text:span><text:span text:style-name="T7">הבעיה העיקרית. גם אם נצליח למלא את ה"תרמיל" בפריטים עם ערך כולל גדול ביותר, ייתכן שהתקציב יהיה מאד לא הוגן.</text:span></text:p>
      <text:p text:style-name="P5"><text:span text:style-name="T4">לשם המחשה, נניח שבעיר מסויימת יש שתי שכונות, בשכונה אחת <text:s/>51% מהבוחרים ובשכונה שניה 49% מהבוחרים. הפריטים להצבעה הם בתי-ספר. </text:span><text:span text:style-name="T15">הסכום הקצוב מאפשר לבנות </text:span><text:span text:style-name="T4">10 בתי-ספר בסך-הכל. ברשימה לבחירה, יש 10 בתי"ס בשכונה א ו-10 בתי"ס בשכונה ב. כיוון שרוב הבוחרים נמצאים בשכונה א, אלגוריתם התרמיל יבחר לבנות 10 בתי"ס בשכונה א ו-0 בתים בשכונה ב: 51% מהאזרחים שולטים ב-100% מהתקציב!</text:span></text:p>
      <text:p text:style-name="P8">תקצוב השתתפותי נמצא עכשיו בשלבים התחלתיים, כך שעדיין יש הזדמנות לתקן את התהליכים ולחשוב על תהליכים טובים יותר – וזה מה שננסה לעשות בשיעור הזה.</text:p>
      <text:p text:style-name="P11"><text:soft-page-break/></text:p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1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1" fo:font-family="'Noto Sans'" style:font-style-name="Regular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1" fo:font-family="'Noto Sans'" style:font-style-name="Regular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1" fo:font-family="'Noto Sans'" style:font-style-name="Regular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1" fo:font-family="'Noto Sans'" style:font-style-name="Regular" style:font-pitch="fixed" fo:font-size="18pt" style:font-size-asian="18pt"/>
    </style:style>
    <style:style style:name="A0" style:family="paragraph" style:parent-style-name="Text" style:default-outline-level="">
      <style:text-properties style:font-name="Noto Sans1" fo:font-family="'Noto Sans'" style:font-style-name="Regular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1" fo:font-family="'Noto Sans'" style:font-style-name="Regular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1" fo:font-family="'Noto Sans'" style:font-style-name="Regular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1" fo:font-family="'Noto Sans'" style:font-style-name="Regular" style:font-pitch="fixed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6" style:display-name="Default_6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1-12-11T21:22:20.267114054</dc:date>
    <meta:editing-duration>P15DT18M50S</meta:editing-duration>
    <meta:editing-cycles>1681</meta:editing-cycles>
    <dc:creator>Erel Segal-Halevi</dc:creator>
    <meta:document-statistic meta:table-count="0" meta:image-count="0" meta:object-count="0" meta:page-count="2" meta:paragraph-count="15" meta:word-count="485" meta:character-count="2792" meta:non-whitespace-character-count="2312"/>
  </office:meta>
</office:document-meta>
</file>